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c93" officeooo:paragraph-rsid="0004dc93"/>
    </style:style>
    <style:style style:name="P2" style:family="paragraph" style:parent-style-name="Standard">
      <style:text-properties officeooo:rsid="00067973" officeooo:paragraph-rsid="00067973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67973" officeooo:paragraph-rsid="0006797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83224" officeooo:paragraph-rsid="0008322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officeooo:rsid="00083224" officeooo:paragraph-rsid="00083224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83224" officeooo:paragraph-rsid="0009568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style="italic" style:text-underline-style="none" fo:font-weight="normal" officeooo:rsid="00067973" officeooo:paragraph-rsid="00067973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fo:font-style="italic" style:text-underline-style="none" fo:font-weight="normal" officeooo:rsid="000c25b1" officeooo:paragraph-rsid="000c25b1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04dc93" officeooo:paragraph-rsid="0004dc93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083224" officeooo:paragraph-rsid="00083224"/>
    </style:style>
    <style:style style:name="T1" style:family="text">
      <style:text-properties officeooo:rsid="00067973"/>
    </style:style>
    <style:style style:name="T2" style:family="text">
      <style:text-properties officeooo:rsid="00083224"/>
    </style:style>
    <style:style style:name="T3" style:family="text">
      <style:text-properties officeooo:rsid="00095680"/>
    </style:style>
    <style:style style:name="T4" style:family="text">
      <style:text-properties officeooo:rsid="000b26d8"/>
    </style:style>
    <style:style style:name="T5" style:family="text">
      <style:text-properties officeooo:rsid="000bb2cc"/>
    </style:style>
    <style:style style:name="T6" style:family="text">
      <style:text-properties officeooo:rsid="000c2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enario Video</text:p>
      <text:p text:style-name="P9"/>
      <text:p text:style-name="P1"/>
      <text:p text:style-name="P3">1ere partie (Bande d’annonce/inroduction) </text:p>
      <text:p text:style-name="P3"/>
      <text:p text:style-name="P7">Environ 20 sec</text:p>
      <text:p text:style-name="P2"/>
      <text:p text:style-name="P1">Introduction de type « publicité de cinéma, bande d’annonces »</text:p>
      <text:p text:style-name="P1">- L’équipe GameCam est heureux de vous presenter (next view)</text:p>
      <text:p text:style-name="P1">- sa toute nouvelle invention (next view)</text:p>
      <text:p text:style-name="P1">- basée sur une toute nouvelle technologie de détection de l’image. (next view)</text:p>
      <text:p text:style-name="P1">- Vous l’attendiez tous (next view)</text:p>
      <text:p text:style-name="P1">- et vous ne serez pas décu…</text:p>
      <text:p text:style-name="P1"/>
      <text:p text:style-name="P1">(Musique de bandes d’annonces, rythmée, qui donne <text:span text:style-name="T1">envie</text:span> de voir la suite)</text:p>
      <text:p text:style-name="P1"/>
      <text:p text:style-name="P3">2eme partie : Démonstration</text:p>
      <text:p text:style-name="P3"/>
      <text:p text:style-name="P7">Environ <text:span text:style-name="T6">50 sec</text:span></text:p>
      <text:p text:style-name="P1"/>
      <text:p text:style-name="P2">« Notre dispositif est capable de détecter un objet grâce à une performante intelligence artificielle »</text:p>
      <text:p text:style-name="P2">Extrait où l’on voit Benoit dire « hey snips, telephone » et snips renvoit « Il y a un telephone au fond sur votre droite »</text:p>
      <text:p text:style-name="P2">« Il est également apte à décrire l’environnement de l’individu »</text:p>
      <text:p text:style-name="P2">Extrait de la video où benoit dit « Hey snips, détection » et snips renvoit « Il y a une chaise, des tables, un télephone, un ordinateur et une poubelle ».</text:p>
      <text:p text:style-name="P2">(Next view)</text:p>
      <text:p text:style-name="P2">- « Mais surtout » <text:span text:style-name="T2">(next view)</text:span></text:p>
      <text:p text:style-name="P2">-  « <text:span text:style-name="T2">GuideCam vous aidera à atteindre un objet lorsque vous lui demanderez »</text:span></text:p>
      <text:p text:style-name="P10">Extrait du guidage. ( Si <text:s/>le guidage n’est pas encore operationnel, on pourra tricher en mettant en dure les phrases que Guidecam devra dire).</text:p>
      <text:p text:style-name="P10"/>
      <text:p text:style-name="P4">3eme Partie : Conclusion</text:p>
      <text:p text:style-name="P4"/>
      <text:p text:style-name="P8">Environ 20 sec</text:p>
      <text:p text:style-name="P4"/>
      <text:p text:style-name="P5">« <text:span text:style-name="T3">Vous l’aurez compris » (Next view)</text:span></text:p>
      <text:p text:style-name="P6">« <text:span text:style-name="T3">Nous représentons le monde de demain où les malvoyants auront un réel soutien. »(Next View)</text:span></text:p>
      <text:p text:style-name="P6"><text:span text:style-name="T3">« Notre but ? »(Next View) </text:span></text:p>
      <text:p text:style-name="P6">« <text:span text:style-name="T4">Améliorer leurs conditions de vie en leur donnant autonomie, indépendance et mobilité. » (Next view)</text:span></text:p>
      <text:p text:style-name="P6">« <text:span text:style-name="T5">Photo de l’équipe ? »</text:span></text:p>
      <text:p text:style-name="P6">« <text:span text:style-name="T5">En vous remerciant… Et à très bientot »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8:53:46.295687777</meta:creation-date>
    <dc:date>2018-04-06T09:27:43.039991574</dc:date>
    <meta:editing-duration>PT23M2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79" meta:character-count="1554" meta:non-whitespace-character-count="1299"/>
  </office:meta>
</office:document-meta>
</file>